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1" fo:font-size="11pt" style:font-size-asian="11pt" style:font-size-complex="11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1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1pt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1pt" officeooo:paragraph-rsid="002bd317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References">
      <style:paragraph-properties fo:margin-left="0cm" fo:margin-right="0cm" fo:text-indent="0cm" style:auto-text-indent="false" fo:padding="0cm" fo:border-left="none" fo:border-right="none" fo:border-top="none" fo:border-bottom="0.26pt solid #000000" style:shadow="none" style:writing-mode="lr-tb"/>
      <style:text-properties style:font-name="Arial1" fo:font-size="9pt" fo:font-weight="bold" officeooo:paragraph-rsid="002bd317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officeooo:paragraph-rsid="00236e40" fo:background-color="transparent" style:font-size-asian="11pt" style:font-size-complex="11pt"/>
    </style:style>
    <style:style style:name="P12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1" fo:font-size="11pt" officeooo:paragraph-rsid="00321a1d" style:font-size-asian="11pt" style:font-size-complex="11pt"/>
    </style:style>
    <style:style style:name="P13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1" fo:font-size="9pt" officeooo:paragraph-rsid="002bd317" style:font-size-asian="9pt" style:font-size-complex="9pt"/>
    </style:style>
    <style:style style:name="P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1" fo:font-size="11pt" fo:language="fr" fo:country="BE" officeooo:paragraph-rsid="00236e40" fo:background-color="transparent" style:font-size-asian="11pt" style:font-name-complex="Arial1" style:font-size-complex="11pt"/>
    </style:style>
    <style:style style:name="P15" style:family="paragraph" style:parent-style-name="Frame_20_contents">
      <style:paragraph-properties fo:text-align="start" style:justify-single-word="false"/>
      <style:text-properties style:font-name="arial" fo:font-size="12pt" officeooo:paragraph-rsid="0048f38a" style:font-size-asian="12pt" style:font-size-complex="12pt"/>
    </style:style>
    <style:style style:name="P16" style:family="paragraph" style:parent-style-name="Heading_20_2">
      <style:text-properties style:font-name="Arial1" fo:font-size="11pt" style:font-size-asian="11pt" style:font-size-complex="11pt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1" fo:font-size="11pt" fo:language="fr" fo:country="BE" officeooo:paragraph-rsid="00236e40" fo:background-color="transparent" style:font-size-asian="11pt" style:font-name-complex="Arial1" style:font-size-complex="11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1" fo:font-size="11pt" officeooo:paragraph-rsid="00236e40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officeooo:paragraph-rsid="0048f38a" style:font-size-asian="11pt" style:font-size-complex="11pt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8f38a" style:font-size-asian="10pt" style:font-size-complex="10pt"/>
    </style:style>
    <style:style style:name="P21" style:family="paragraph" style:parent-style-name="UrbanBody">
      <style:paragraph-properties fo:text-align="end" style:justify-single-word="false"/>
      <style:text-properties officeooo:paragraph-rsid="00272239"/>
    </style:style>
    <style:style style:name="P2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1pt" officeooo:paragraph-rsid="0048f6d9" style:font-size-asian="11pt" style:font-size-complex="11pt"/>
    </style:style>
    <style:style style:name="P23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1pt" officeooo:paragraph-rsid="0048f6d9" style:font-size-asian="11pt" style:font-size-complex="11pt"/>
    </style:style>
    <style:style style:name="P24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292091" officeooo:paragraph-rsid="0048f38a"/>
    </style:style>
    <style:style style:name="P25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40484c" officeooo:paragraph-rsid="0040484c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language="fr" fo:country="BE" style:font-name-complex="Arial1"/>
    </style:style>
    <style:style style:name="T10" style:family="text">
      <style:text-properties fo:language="fr" fo:country="BE" officeooo:rsid="00236e40" style:font-name-complex="Arial1"/>
    </style:style>
    <style:style style:name="T11" style:family="text">
      <style:text-properties fo:language="fr" fo:country="BE" officeooo:rsid="002d22d9" style:font-name-complex="Arial1"/>
    </style:style>
    <style:style style:name="T12" style:family="text">
      <style:text-properties fo:language="fr" fo:country="BE" officeooo:rsid="00340231" style:font-name-complex="Arial1"/>
    </style:style>
    <style:style style:name="T13" style:family="text">
      <style:text-properties fo:language="fr" fo:country="BE" officeooo:rsid="003a6077" style:font-name-complex="Arial1"/>
    </style:style>
    <style:style style:name="T14" style:family="text">
      <style:text-properties fo:language="fr" fo:country="BE" officeooo:rsid="0036dfc5" style:font-name-complex="Arial1"/>
    </style:style>
    <style:style style:name="T15" style:family="text">
      <style:text-properties fo:language="fr" fo:country="BE" officeooo:rsid="003868e6" style:font-name-complex="Arial1"/>
    </style:style>
    <style:style style:name="T16" style:family="text">
      <style:text-properties fo:language="fr" fo:country="BE" officeooo:rsid="0047a376" style:font-name-complex="Arial1"/>
    </style:style>
    <style:style style:name="T17" style:family="text">
      <style:text-properties fo:language="fr" fo:country="BE" fo:background-color="transparent" loext:char-shading-value="0" style:font-name-complex="Arial1"/>
    </style:style>
    <style:style style:name="T18" style:family="text">
      <style:text-properties fo:language="fr" fo:country="BE" officeooo:rsid="00236e40" fo:background-color="transparent" loext:char-shading-value="0" style:font-name-complex="Arial1"/>
    </style:style>
    <style:style style:name="T19" style:family="text">
      <style:text-properties fo:language="fr" fo:country="BE" officeooo:rsid="0033bc87" fo:background-color="transparent" loext:char-shading-value="0" style:font-name-complex="Arial1"/>
    </style:style>
    <style:style style:name="T20" style:family="text">
      <style:text-properties fo:language="fr" fo:country="BE" officeooo:rsid="004692b3" fo:background-color="transparent" loext:char-shading-value="0" style:font-name-complex="Arial1"/>
    </style:style>
    <style:style style:name="T21" style:family="text">
      <style:text-properties fo:language="fr" fo:country="BE" officeooo:rsid="0047a376" fo:background-color="transparent" loext:char-shading-value="0" style:font-name-complex="Arial1"/>
    </style:style>
    <style:style style:name="T22" style:family="text">
      <style:text-properties officeooo:rsid="0040484c"/>
    </style:style>
    <style:style style:name="T23" style:family="text">
      <style:text-properties officeooo:rsid="0044a468"/>
    </style:style>
    <style:style style:name="T2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6" style:family="text">
      <style:text-properties style:font-name="arial"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<office:annotation><dc:creator>Gauthier Bastien</dc:creator><dc:date>2011-01-13T14:56:41</dc:date><text:p text:style-name="P26"><text:span text:style-name="T29">do text</text:span></text:p><text:p text:style-name="P26"><text:span text:style-name="T2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0"><text:span text:style-name="Police_20_par_20_défaut"><text:span text:style-name="T24"><text:text-input text:description="">tool.getCityName()</text:text-input></text:span></text:span><text:span text:style-name="T25">, le </text:span><text:span text:style-name="T25"><text:text-input text:description="">licence_view.format_date()</text:text-input></text:span></text:p>
            <text:p text:style-name="P15"><text:span text:style-name="T2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8"><text:s/></text:span><text:span text:style-name="T27"><text:conditional-text text:condition="ooow:&quot;view.do_mailing()&quot;" text:string-value-if-true="&quot;mailed_data.name1&quot;" text:string-value-if-false="">mailed_data.name1</text:conditional-text></text:span><text:span text:style-name="T28"><text:s/></text:span><text:span text:style-name="T27"><text:conditional-text text:condition="ooow:&quot;view.do_mailing()&quot;" text:string-value-if-true="&quot;mailed_data.name2&quot;" text:string-value-if-false="">mailed_data.name2</text:conditional-text></text:span><text:span text:style-name="T28"><text:line-break/></text:span><text:span text:style-name="T27"><text:conditional-text text:condition="ooow:&quot;view.do_mailing()&quot;" text:string-value-if-true="&quot;mailed_data.street&quot;" text:string-value-if-false="">mailed_data.street</text:conditional-text></text:span><text:span text:style-name="T27">, </text:span><text:span text:style-name="T27"><text:conditional-text text:condition="ooow:&quot;view.do_mailing()&quot;" text:string-value-if-true="&quot;mailed_data.number&quot;" text:string-value-if-false="">mailed_data.number</text:conditional-text></text:span><text:span text:style-name="T28"><text:line-break/></text:span><text:span text:style-name="T27"><text:conditional-text text:condition="ooow:&quot;view.do_mailing()&quot;" text:string-value-if-true="&quot;mailed_data.zipcode&quot;" text:string-value-if-false="">mailed_data.zipcode</text:conditional-text></text:span><text:span text:style-name="T27"> </text:span><text:span text:style-name="T2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4"/>
      <text:p text:style-name="P24">Lettre d'information au demandeur <text:span text:style-name="T22">sur une</text:span></text:p>
      <text:p text:style-name="P25">demande de permis d'environnement</text:p>
      <text:p text:style-name="P5"/>
      <text:p text:style-name="P9"/>
      <text:p text:style-name="P13"><text:span text:style-name="T6">Nos références :</text:span> <text:span text:style-name="T8"><text:text-input text:description="">self.getReference()</text:text-input></text:span></text:p>
      <text:p text:style-name="P10"><text:span text:style-name="T23">R</text:span>éférences <text:span text:style-name="T23">DGO3</text:span>: <text:s/><text:span text:style-name="T8"><text:text-input text:description="">self.getValueForTemplate('referenceDGATLP')</text:text-input></text:span></text:p>
      <text:p text:style-name="P5"/>
      <text:p text:style-name="P8"><office:annotation><dc:creator>Gauthier Bastien</dc:creator><dc:date>2011-02-16T16:12:24</dc:date><text:p text:style-name="P26"><text:span text:style-name="T32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6"><text:span text:style-name="T31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6"/>
      <text:p text:style-name="P22"><text:tab/><text:span text:style-name="T26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6">,</text:span></text:p>
      <text:p text:style-name="P5"/>
      <text:p text:style-name="P12"><text:span text:style-name="T10">Nous avons</text:span><text:span text:style-name="T9"> l’honneur de vous informer que </text:span><text:span text:style-name="T16">les compléments à votre demande</text:span><text:span text:style-name="T17"> de </text:span><text:span text:style-name="T18">permis </text:span><text:span text:style-name="T19">d'environnement</text:span><text:span text:style-name="T17"> </text:span><text:span text:style-name="T21">ont été</text:span><text:span text:style-name="T9"> </text:span><text:span text:style-name="T11">transmis le </text:span><text:span text:style-name="T11"><text:text-input text:description="">licence_view.format_date(self.getLastMissingPartDeposit().getTransmitDate()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1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xml:id="list1221183636" text:style-name="WW8Num2">
        <text:list-item>
          <text:p text:style-name="P17">soit complète et recevable ;</text:p>
        </text:list-item>
        <text:list-item>
          <text:p text:style-name="P18"><text:span text:style-name="T17">soit i</text:span><text:span text:style-name="T20">rrecevable</text:span><text:span text:style-name="T15">.</text:span></text:p>
        </text:list-item>
      </text:list>
      <text:p text:style-name="P7"/>
      <text:p text:style-name="P23"><text:tab/>Demeurant à votre disposition, nous vous prions d'agréer, <text:span text:style-name="T26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6">,</text:span> l'assurance de notre considération distinguée.</text:p>
      <text:p text:style-name="P7"/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6"><text:span text:style-name="T30">do text</text:span></text:p><text:p text:style-name="P26"><text:span text:style-name="T30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6:27.941958746</dc:date>
    <dc:language>fr-FR</dc:language>
    <meta:editing-cycles>93</meta:editing-cycles>
    <meta:editing-duration>P1DT7H54M21S</meta:editing-duration>
    <meta:document-statistic meta:table-count="1" meta:image-count="0" meta:object-count="0" meta:page-count="1" meta:paragraph-count="19" meta:word-count="167" meta:character-count="1430" meta:non-whitespace-character-count="1304"/>
    <meta:user-defined meta:name="Info 1"/>
    <meta:user-defined meta:name="Info 2"/>
    <meta:user-defined meta:name="Info 3"/>
    <meta:user-defined meta:name="Info 4"/>
  </office:meta>
</office:document-meta>
</file>